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9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" table:style-name="ta1">
        <table:shapes>
          <draw:frame draw:z-index="0" draw:style-name="gr1" draw:text-style-name="P1" svg:width="453.51pt" svg:height="255.09pt" svg:x="167.95pt" svg:y="2.83pt">
            <loext:p draw:notify-on-update-of-ranges="results.A2:results.A11 results.B2:results.B11 results.C2:results.C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67.95pt" svg:y="2.83pt">
            <loext:p draw:notify-on-update-of-ranges="results.B1:results.B1 results.B2:results.B11 results.C1:results.C1 results.C2:results.C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67.95pt" svg:y="284.43pt">
            <loext:p draw:notify-on-update-of-ranges="results.B23:results.B23 results.B24:results.B29 results.C23:results.C23 results.C24:results.C2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/>
          <table:table-cell office:value-type="float" office:value="0.301075268817204" calcext:value-type="float">
            <text:p>0.3010752688</text:p>
          </table:table-cell>
          <table:table-cell office:value-type="float" office:value="0.251121076233184" calcext:value-type="float">
            <text:p>0.2511210762</text:p>
          </table:table-cell>
        </table:table-row>
        <table:table-row table:style-name="ro1">
          <table:table-cell/>
          <table:table-cell office:value-type="float" office:value="0.3175" calcext:value-type="float">
            <text:p>0.3175</text:p>
          </table:table-cell>
          <table:table-cell office:value-type="float" office:value="0.284116331096197" calcext:value-type="float">
            <text:p>0.2841163311</text:p>
          </table:table-cell>
        </table:table-row>
        <table:table-row table:style-name="ro1">
          <table:table-cell/>
          <table:table-cell office:value-type="float" office:value="0.341067285382831" calcext:value-type="float">
            <text:p>0.3410672854</text:p>
          </table:table-cell>
          <table:table-cell office:value-type="float" office:value="0.32739420935412" calcext:value-type="float">
            <text:p>0.3273942094</text:p>
          </table:table-cell>
        </table:table-row>
        <table:table-row table:style-name="ro1">
          <table:table-cell/>
          <table:table-cell office:value-type="float" office:value="0.36328125" calcext:value-type="float">
            <text:p>0.36328125</text:p>
          </table:table-cell>
          <table:table-cell office:value-type="float" office:value="0.411504424778761" calcext:value-type="float">
            <text:p>0.4115044248</text:p>
          </table:table-cell>
        </table:table-row>
        <table:table-row table:style-name="ro1">
          <table:table-cell/>
          <table:table-cell office:value-type="float" office:value="0.372372372372372" calcext:value-type="float">
            <text:p>0.3723723724</text:p>
          </table:table-cell>
          <table:table-cell office:value-type="float" office:value="0.548672566371681" calcext:value-type="float">
            <text:p>0.5486725664</text:p>
          </table:table-cell>
        </table:table-row>
        <table:table-row table:style-name="ro1">
          <table:table-cell/>
          <table:table-cell office:value-type="float" office:value="0.371924746743849" calcext:value-type="float">
            <text:p>0.3719247467</text:p>
          </table:table-cell>
          <table:table-cell office:value-type="float" office:value="0.567328918322296" calcext:value-type="float">
            <text:p>0.5673289183</text:p>
          </table:table-cell>
        </table:table-row>
        <table:table-row table:style-name="ro1">
          <table:table-cell/>
          <table:table-cell office:value-type="float" office:value="0.365229110512129" calcext:value-type="float">
            <text:p>0.3652291105</text:p>
          </table:table-cell>
          <table:table-cell office:value-type="float" office:value="0.596916299559471" calcext:value-type="float">
            <text:p>0.5969162996</text:p>
          </table:table-cell>
        </table:table-row>
        <table:table-row table:style-name="ro1">
          <table:table-cell/>
          <table:table-cell office:value-type="float" office:value="0.37221494102228" calcext:value-type="float">
            <text:p>0.372214941</text:p>
          </table:table-cell>
          <table:table-cell office:value-type="float" office:value="0.624175824175824" calcext:value-type="float">
            <text:p>0.6241758242</text:p>
          </table:table-cell>
        </table:table-row>
        <table:table-row table:style-name="ro1">
          <table:table-cell/>
          <table:table-cell office:value-type="float" office:value="0.371911573472042" calcext:value-type="float">
            <text:p>0.3719115735</text:p>
          </table:table-cell>
          <table:table-cell office:value-type="float" office:value="0.62719298245614" calcext:value-type="float">
            <text:p>0.6271929825</text:p>
          </table:table-cell>
        </table:table-row>
        <table:table-row table:style-name="ro1">
          <table:table-cell/>
          <table:table-cell office:value-type="float" office:value="0.317504655493482" calcext:value-type="float">
            <text:p>0.3175046555</text:p>
          </table:table-cell>
          <table:table-cell office:value-type="float" office:value="0.739696312364425" calcext:value-type="float">
            <text:p>0.7396963124</text:p>
          </table:table-cell>
        </table:table-row>
        <table:table-row table:style-name="ro1" table:number-rows-repeated="11">
          <table:table-cell table:number-columns-repeated="3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</table:table-row>
        <table:table-row table:style-name="ro1">
          <table:table-cell/>
          <table:table-cell office:value-type="float" office:value="0.365229110512129" calcext:value-type="float">
            <text:p>0.3652291105</text:p>
          </table:table-cell>
          <table:table-cell office:value-type="float" office:value="0.596916299559471" calcext:value-type="float">
            <text:p>0.5969162996</text:p>
          </table:table-cell>
        </table:table-row>
        <table:table-row table:style-name="ro1">
          <table:table-cell/>
          <table:table-cell office:value-type="float" office:value="0.369881109643329" calcext:value-type="float">
            <text:p>0.3698811096</text:p>
          </table:table-cell>
          <table:table-cell office:value-type="float" office:value="0.615384615384615" calcext:value-type="float">
            <text:p>0.6153846154</text:p>
          </table:table-cell>
        </table:table-row>
        <table:table-row table:style-name="ro1">
          <table:table-cell/>
          <table:table-cell office:value-type="float" office:value="0.37221494102228" calcext:value-type="float">
            <text:p>0.372214941</text:p>
          </table:table-cell>
          <table:table-cell office:value-type="float" office:value="0.624175824175824" calcext:value-type="float">
            <text:p>0.6241758242</text:p>
          </table:table-cell>
        </table:table-row>
        <table:table-row table:style-name="ro1">
          <table:table-cell/>
          <table:table-cell office:value-type="float" office:value="0.372062663185379" calcext:value-type="float">
            <text:p>0.3720626632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/>
          <table:table-cell office:value-type="float" office:value="0.371911573472042" calcext:value-type="float">
            <text:p>0.3719115735</text:p>
          </table:table-cell>
          <table:table-cell office:value-type="float" office:value="0.62719298245614" calcext:value-type="float">
            <text:p>0.6271929825</text:p>
          </table:table-cell>
        </table:table-row>
        <table:table-row table:style-name="ro1">
          <table:table-cell/>
          <table:table-cell office:value-type="float" office:value="0.371428571428571" calcext:value-type="float">
            <text:p>0.3714285714</text:p>
          </table:table-cell>
          <table:table-cell office:value-type="float" office:value="0.62719298245614" calcext:value-type="float">
            <text:p>0.627192982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7T21:24:14.407730979</dc:date>
    <meta:editing-duration>PT22M44S</meta:editing-duration>
    <meta:editing-cycles>3</meta:editing-cycles>
    <meta:generator>LibreOffice/5.1.6.2$Linux_X86_64 LibreOffice_project/10m0$Build-2</meta:generator>
    <meta:document-statistic meta:table-count="1" meta:cell-count="4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703cm" style:legend-expansion="high" chart:style-name="ch2"/>
        <chart:plot-area chart:style-name="ch3" table:cell-range-address="results.A2:results.C11" svg:x="0.32cm" svg:y="0.18cm" svg:width="12.508cm" svg:height="8.64cm">
          <chartooo:coordinate-region svg:x="1.047cm" svg:y="0.379cm" svg:width="11.59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sults.A2:results.A11" chart:class="chart:line">
            <chart:data-point chart:repeated="10"/>
          </chart:series>
          <chart:series chart:style-name="ch7" chart:values-cell-range-address="results.B2:results.B11" chart:class="chart:line">
            <chart:data-point chart:repeated="10"/>
          </chart:series>
          <chart:series chart:style-name="ch8" chart:values-cell-range-address="results.C2:results.C1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results.A2:results.A11</svg:desc>
                </draw:g>
              </table:table-cell>
              <table:table-cell office:value-type="float" office:value="0.301075268817204">
                <text:p>0.301075268817204</text:p>
                <draw:g>
                  <svg:desc>results.B2:results.B11</svg:desc>
                </draw:g>
              </table:table-cell>
              <table:table-cell office:value-type="float" office:value="0.251121076233184">
                <text:p>0.251121076233184</text:p>
                <draw:g>
                  <svg:desc>results.C2:results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3175">
                <text:p>0.3175</text:p>
              </table:table-cell>
              <table:table-cell office:value-type="float" office:value="0.284116331096197">
                <text:p>0.2841163310961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341067285382831">
                <text:p>0.341067285382831</text:p>
              </table:table-cell>
              <table:table-cell office:value-type="float" office:value="0.32739420935412">
                <text:p>0.327394209354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0.36328125">
                <text:p>0.36328125</text:p>
              </table:table-cell>
              <table:table-cell office:value-type="float" office:value="0.411504424778761">
                <text:p>0.4115044247787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372372372372372">
                <text:p>0.372372372372372</text:p>
              </table:table-cell>
              <table:table-cell office:value-type="float" office:value="0.548672566371681">
                <text:p>0.5486725663716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.371924746743849">
                <text:p>0.371924746743849</text:p>
              </table:table-cell>
              <table:table-cell office:value-type="float" office:value="0.567328918322296">
                <text:p>0.5673289183222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.365229110512129">
                <text:p>0.365229110512129</text:p>
              </table:table-cell>
              <table:table-cell office:value-type="float" office:value="0.596916299559471">
                <text:p>0.5969162995594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.37221494102228">
                <text:p>0.37221494102228</text:p>
              </table:table-cell>
              <table:table-cell office:value-type="float" office:value="0.624175824175824">
                <text:p>0.6241758241758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.371911573472042">
                <text:p>0.371911573472042</text:p>
              </table:table-cell>
              <table:table-cell office:value-type="float" office:value="0.62719298245614">
                <text:p>0.627192982456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317504655493482">
                <text:p>0.317504655493482</text:p>
              </table:table-cell>
              <table:table-cell office:value-type="float" office:value="0.739696312364425">
                <text:p>0.7396963123644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16cm" svg:y="3.952cm" style:legend-expansion="high" chart:style-name="ch2"/>
        <chart:plot-area chart:style-name="ch3" table:cell-range-address="results.B1:results.C11" chart:data-source-has-labels="row" svg:x="0.32cm" svg:y="0.18cm" svg:width="13.176cm" svg:height="8.64cm">
          <chartooo:coordinate-region svg:x="1.047cm" svg:y="0.379cm" svg:width="12.26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sults.B2:results.B11" chart:label-cell-address="results.B1:results.B1" chart:class="chart:line">
            <chart:data-point chart:repeated="10"/>
          </chart:series>
          <chart:series chart:style-name="ch7" chart:values-cell-range-address="results.C2:results.C11" chart:label-cell-address="results.C1:results.C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results.B1:results.B1</svg:desc>
                </draw:g>
              </table:table-cell>
              <table:table-cell office:value-type="string">
                <text:p>Recall</text:p>
                <draw:g>
                  <svg:desc>results.C1:result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075268817204">
                <text:p>0.301075268817204</text:p>
                <draw:g>
                  <svg:desc>results.B2:results.B11</svg:desc>
                </draw:g>
              </table:table-cell>
              <table:table-cell office:value-type="float" office:value="0.251121076233184">
                <text:p>0.251121076233184</text:p>
                <draw:g>
                  <svg:desc>results.C2:results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75">
                <text:p>0.3175</text:p>
              </table:table-cell>
              <table:table-cell office:value-type="float" office:value="0.284116331096197">
                <text:p>0.2841163310961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1067285382831">
                <text:p>0.341067285382831</text:p>
              </table:table-cell>
              <table:table-cell office:value-type="float" office:value="0.32739420935412">
                <text:p>0.327394209354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6328125">
                <text:p>0.36328125</text:p>
              </table:table-cell>
              <table:table-cell office:value-type="float" office:value="0.411504424778761">
                <text:p>0.4115044247787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72372372372372">
                <text:p>0.372372372372372</text:p>
              </table:table-cell>
              <table:table-cell office:value-type="float" office:value="0.548672566371681">
                <text:p>0.5486725663716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71924746743849">
                <text:p>0.371924746743849</text:p>
              </table:table-cell>
              <table:table-cell office:value-type="float" office:value="0.567328918322296">
                <text:p>0.5673289183222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65229110512129">
                <text:p>0.365229110512129</text:p>
              </table:table-cell>
              <table:table-cell office:value-type="float" office:value="0.596916299559471">
                <text:p>0.5969162995594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7221494102228">
                <text:p>0.37221494102228</text:p>
              </table:table-cell>
              <table:table-cell office:value-type="float" office:value="0.624175824175824">
                <text:p>0.6241758241758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71911573472042">
                <text:p>0.371911573472042</text:p>
              </table:table-cell>
              <table:table-cell office:value-type="float" office:value="0.62719298245614">
                <text:p>0.627192982456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17504655493482">
                <text:p>0.317504655493482</text:p>
              </table:table-cell>
              <table:table-cell office:value-type="float" office:value="0.739696312364425">
                <text:p>0.7396963123644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16cm" svg:y="3.952cm" style:legend-expansion="high" chart:style-name="ch2"/>
        <chart:plot-area chart:style-name="ch3" table:cell-range-address="results.B23:results.C29" chart:data-source-has-labels="row" svg:x="0.32cm" svg:y="0.18cm" svg:width="13.176cm" svg:height="8.64cm">
          <chartooo:coordinate-region svg:x="1.047cm" svg:y="0.379cm" svg:width="12.35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sults.B24:results.B29" chart:label-cell-address="results.B23:results.B23" chart:class="chart:line">
            <chart:data-point chart:repeated="6"/>
          </chart:series>
          <chart:series chart:style-name="ch7" chart:values-cell-range-address="results.C24:results.C29" chart:label-cell-address="results.C23:results.C23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cision</text:p>
                <draw:g>
                  <svg:desc>results.B23:results.B23</svg:desc>
                </draw:g>
              </table:table-cell>
              <table:table-cell office:value-type="string">
                <text:p>Recall</text:p>
                <draw:g>
                  <svg:desc>results.C23:results.C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65229110512129">
                <text:p>0.365229110512129</text:p>
                <draw:g>
                  <svg:desc>results.B24:results.B29</svg:desc>
                </draw:g>
              </table:table-cell>
              <table:table-cell office:value-type="float" office:value="0.596916299559471">
                <text:p>0.596916299559471</text:p>
                <draw:g>
                  <svg:desc>results.C24:results.C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69881109643329">
                <text:p>0.369881109643329</text:p>
              </table:table-cell>
              <table:table-cell office:value-type="float" office:value="0.615384615384615">
                <text:p>0.6153846153846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7221494102228">
                <text:p>0.37221494102228</text:p>
              </table:table-cell>
              <table:table-cell office:value-type="float" office:value="0.624175824175824">
                <text:p>0.6241758241758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2062663185379">
                <text:p>0.372062663185379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71911573472042">
                <text:p>0.371911573472042</text:p>
              </table:table-cell>
              <table:table-cell office:value-type="float" office:value="0.62719298245614">
                <text:p>0.627192982456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71428571428571">
                <text:p>0.371428571428571</text:p>
              </table:table-cell>
              <table:table-cell office:value-type="float" office:value="0.62719298245614">
                <text:p>0.627192982456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